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8dd" officeooo:paragraph-rsid="001618dd"/>
    </style:style>
    <style:style style:name="P2" style:family="paragraph" style:parent-style-name="Standard">
      <style:text-properties officeooo:rsid="001618dd" officeooo:paragraph-rsid="0018e704"/>
    </style:style>
    <style:style style:name="P3" style:family="paragraph" style:parent-style-name="Standard">
      <style:text-properties officeooo:rsid="001618dd" officeooo:paragraph-rsid="001c1cf3"/>
    </style:style>
    <style:style style:name="P4" style:family="paragraph" style:parent-style-name="Standard">
      <style:text-properties officeooo:rsid="001618dd" officeooo:paragraph-rsid="0029b7c2"/>
    </style:style>
    <style:style style:name="P5" style:family="paragraph" style:parent-style-name="Standard">
      <style:text-properties officeooo:rsid="001618dd" officeooo:paragraph-rsid="002d3ded"/>
    </style:style>
    <style:style style:name="P6" style:family="paragraph" style:parent-style-name="Standard">
      <style:text-properties officeooo:rsid="001618dd" officeooo:paragraph-rsid="00366d46"/>
    </style:style>
    <style:style style:name="P7" style:family="paragraph" style:parent-style-name="Standard">
      <style:text-properties officeooo:rsid="001618dd" officeooo:paragraph-rsid="002ae0ba"/>
    </style:style>
    <style:style style:name="P8" style:family="paragraph" style:parent-style-name="Standard">
      <style:text-properties officeooo:rsid="001618dd" officeooo:paragraph-rsid="002c6b95"/>
    </style:style>
    <style:style style:name="P9" style:family="paragraph" style:parent-style-name="Standard">
      <style:text-properties officeooo:rsid="001618dd" officeooo:paragraph-rsid="0037626b"/>
    </style:style>
    <style:style style:name="P10" style:family="paragraph" style:parent-style-name="Standard">
      <style:text-properties officeooo:rsid="001acd24" officeooo:paragraph-rsid="001c1cf3"/>
    </style:style>
    <style:style style:name="P11" style:family="paragraph" style:parent-style-name="Standard">
      <style:text-properties officeooo:rsid="001acd24" officeooo:paragraph-rsid="00211743"/>
    </style:style>
    <style:style style:name="P12" style:family="paragraph" style:parent-style-name="Standard">
      <style:text-properties officeooo:rsid="001acd24" officeooo:paragraph-rsid="002e51ea"/>
    </style:style>
    <style:style style:name="P13" style:family="paragraph" style:parent-style-name="Standard">
      <style:text-properties officeooo:rsid="0027dde8" officeooo:paragraph-rsid="0027dde8"/>
    </style:style>
    <style:style style:name="P14" style:family="paragraph" style:parent-style-name="Standard">
      <style:text-properties officeooo:rsid="00211743" officeooo:paragraph-rsid="00211743"/>
    </style:style>
    <style:style style:name="P15" style:family="paragraph" style:parent-style-name="Standard">
      <style:text-properties officeooo:rsid="00211743" officeooo:paragraph-rsid="0033e147"/>
    </style:style>
    <style:style style:name="P16" style:family="paragraph" style:parent-style-name="Standard">
      <style:text-properties officeooo:rsid="00211743" officeooo:paragraph-rsid="003987a6"/>
    </style:style>
    <style:style style:name="P17" style:family="paragraph" style:parent-style-name="Standard">
      <style:text-properties officeooo:rsid="00211743" officeooo:paragraph-rsid="0039e000"/>
    </style:style>
    <style:style style:name="P18" style:family="paragraph" style:parent-style-name="Standard">
      <style:text-properties officeooo:rsid="00211743" officeooo:paragraph-rsid="00366d46"/>
    </style:style>
    <style:style style:name="P19" style:family="paragraph" style:parent-style-name="Standard">
      <style:text-properties officeooo:rsid="002e51ea" officeooo:paragraph-rsid="002e51ea"/>
    </style:style>
    <style:style style:name="P20" style:family="paragraph" style:parent-style-name="Standard">
      <style:text-properties officeooo:rsid="002e51ea" officeooo:paragraph-rsid="0037626b"/>
    </style:style>
    <style:style style:name="P21" style:family="paragraph" style:parent-style-name="Standard">
      <style:text-properties officeooo:paragraph-rsid="0032b825"/>
    </style:style>
    <style:style style:name="P22" style:family="paragraph" style:parent-style-name="Standard">
      <style:text-properties officeooo:rsid="0033ae7a" officeooo:paragraph-rsid="0033ae7a"/>
    </style:style>
    <style:style style:name="P23" style:family="paragraph" style:parent-style-name="Standard">
      <style:text-properties officeooo:rsid="0033e147" officeooo:paragraph-rsid="0033e147"/>
    </style:style>
    <style:style style:name="P24" style:family="paragraph" style:parent-style-name="Standard">
      <style:text-properties officeooo:rsid="0029b7c2" officeooo:paragraph-rsid="002ae0ba"/>
    </style:style>
    <style:style style:name="P25" style:family="paragraph" style:parent-style-name="Standard">
      <style:text-properties officeooo:rsid="0032b825" officeooo:paragraph-rsid="0032b825"/>
    </style:style>
    <style:style style:name="P26" style:family="paragraph" style:parent-style-name="Standard">
      <style:text-properties officeooo:paragraph-rsid="00361d97"/>
    </style:style>
    <style:style style:name="P27" style:family="paragraph" style:parent-style-name="Standard">
      <style:text-properties officeooo:paragraph-rsid="00366d46"/>
    </style:style>
    <style:style style:name="P28" style:family="paragraph" style:parent-style-name="Standard">
      <style:text-properties officeooo:rsid="00366d46" officeooo:paragraph-rsid="00366d46"/>
    </style:style>
    <style:style style:name="P29" style:family="paragraph" style:parent-style-name="Standard">
      <style:text-properties officeooo:rsid="001e7904" officeooo:paragraph-rsid="0037626b"/>
    </style:style>
    <style:style style:name="P30" style:family="paragraph" style:parent-style-name="Standard">
      <style:text-properties officeooo:rsid="001e7904" officeooo:paragraph-rsid="003852f8"/>
    </style:style>
    <style:style style:name="P31" style:family="paragraph" style:parent-style-name="Standard">
      <style:text-properties fo:font-size="12pt" fo:font-weight="bold" officeooo:rsid="001618dd" officeooo:paragraph-rsid="00366d46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paragraph-rsid="003987a6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2d3ded" officeooo:paragraph-rsid="0037626b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3852f8" officeooo:paragraph-rsid="003852f8" style:font-size-asian="12pt" style:font-weight-asian="bold" style:font-size-complex="12pt" style:font-weight-complex="bold"/>
    </style:style>
    <style:style style:name="P35" style:family="paragraph" style:parent-style-name="Standard">
      <style:text-properties officeooo:paragraph-rsid="003987a6"/>
    </style:style>
    <style:style style:name="P36" style:family="paragraph" style:parent-style-name="Standard">
      <style:text-properties officeooo:paragraph-rsid="0039e000"/>
    </style:style>
    <style:style style:name="P37" style:family="paragraph" style:parent-style-name="Standard">
      <style:text-properties officeooo:rsid="0039e000" officeooo:paragraph-rsid="0039e000"/>
    </style:style>
    <style:style style:name="P38" style:family="paragraph" style:parent-style-name="Standard">
      <style:text-properties officeooo:rsid="003a2c5d" officeooo:paragraph-rsid="003a2c5d"/>
    </style:style>
    <style:style style:name="P39" style:family="paragraph" style:parent-style-name="Standard">
      <style:text-properties officeooo:paragraph-rsid="003b0b89"/>
    </style:style>
    <style:style style:name="P40" style:family="paragraph" style:parent-style-name="Standard">
      <style:paragraph-properties fo:text-align="center" style:justify-single-word="false"/>
      <style:text-properties fo:font-size="14pt" officeooo:rsid="001618dd" officeooo:paragraph-rsid="001618dd" style:font-size-asian="14pt" style:font-size-complex="14pt"/>
    </style:style>
    <style:style style:name="P41" style:family="paragraph" style:parent-style-name="Standard">
      <style:text-properties officeooo:rsid="00361d97" officeooo:paragraph-rsid="00366d46"/>
    </style:style>
    <style:style style:name="P42" style:family="paragraph" style:parent-style-name="Standard">
      <style:text-properties officeooo:rsid="00361d97" officeooo:paragraph-rsid="00361d97"/>
    </style:style>
    <style:style style:name="P43" style:family="paragraph" style:parent-style-name="Standard">
      <style:text-properties officeooo:rsid="003987a6" officeooo:paragraph-rsid="0039e000"/>
    </style:style>
    <style:style style:name="P44" style:family="paragraph" style:parent-style-name="Standard">
      <style:text-properties officeooo:rsid="004133e6" officeooo:paragraph-rsid="004133e6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8e704"/>
    </style:style>
    <style:style style:name="T2" style:family="text">
      <style:text-properties officeooo:rsid="001c1cf3"/>
    </style:style>
    <style:style style:name="T3" style:family="text">
      <style:text-properties officeooo:rsid="00211743"/>
    </style:style>
    <style:style style:name="T4" style:family="text">
      <style:text-properties officeooo:rsid="0029b7c2"/>
    </style:style>
    <style:style style:name="T5" style:family="text">
      <style:text-properties officeooo:rsid="002ae0ba"/>
    </style:style>
    <style:style style:name="T6" style:family="text">
      <style:text-properties officeooo:rsid="002c6b95"/>
    </style:style>
    <style:style style:name="T7" style:family="text">
      <style:text-properties fo:color="#a9b7c6" style:font-name="DejaVu Sans Mono" fo:font-size="11.3000001907349pt" officeooo:rsid="001c1cf3"/>
    </style:style>
    <style:style style:name="T8" style:family="text">
      <style:text-properties officeooo:rsid="002d3ded"/>
    </style:style>
    <style:style style:name="T9" style:family="text">
      <style:text-properties officeooo:rsid="002e51ea"/>
    </style:style>
    <style:style style:name="T10" style:family="text">
      <style:text-properties officeooo:rsid="0032b825"/>
    </style:style>
    <style:style style:name="T11" style:family="text">
      <style:text-properties officeooo:rsid="0033e147"/>
    </style:style>
    <style:style style:name="T12" style:family="text">
      <style:text-properties fo:color="#000000" style:text-outline="false" style:text-line-through-style="none" style:text-line-through-type="none" style:font-name="Liberation Serif" fo:font-size="10pt" fo:letter-spacing="normal" fo:font-style="normal" fo:text-shadow="none" style:text-underline-style="none" fo:font-weight="normal" style:letter-kerning="true" style:font-size-asian="10pt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none" style:letter-kerning="true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5" style:family="text">
      <style:text-properties officeooo:rsid="00361d97"/>
    </style:style>
    <style:style style:name="T16" style:family="text">
      <style:text-properties officeooo:rsid="003987a6"/>
    </style:style>
    <style:style style:name="T17" style:family="text">
      <style:text-properties officeooo:rsid="003a2c5d"/>
    </style:style>
    <style:style style:name="T18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拨号盘主要流程（不考虑特殊情况）</text:p>
      <text:p text:style-name="P1"/>
      <text:p text:style-name="P31"><text:span text:style-name="T8">1)&lt;拨号盘&gt;</text:span>响应拨号按钮点击事件</text:p>
      <text:p text:style-name="P6"><text:span text:style-name="T8">onClick(View view) {</text:span><text:tab/><office:annotation><dc:creator>未知作者</dc:creator><dc:date>2019-05-05T17:39:06</dc:date><text:p><text:span text:style-name="T19">/packages/apps/Dialer/java/com/android/dialer/app/dialpad/DialpadFragment.java</text:span></text:p></office:annotation></text:p>
      <text:p text:style-name="P13"><text:s text:c="6"/><text:tab/>...<text:tab/><text:tab/></text:p>
      <text:p text:style-name="P13"><text:tab/><text:bookmark-start text:name="__DdeLink__88_1195175987"/>handleDialButtonPressed<text:bookmark-end text:name="__DdeLink__88_1195175987"/>();</text:p>
      <text:p text:style-name="P13"><text:s text:c="2"/>}</text:p>
      <text:p text:style-name="P1">目的：判断点击按钮是否按下</text:p>
      <text:p text:style-name="P1"/>
      <text:p text:style-name="P31"><text:span text:style-name="T8">2)&lt;拨号盘&gt;</text:span>判断输入的呼叫号码是否合法</text:p>
      <text:p text:style-name="P6"><text:bookmark-start text:name="__DdeLink__514_206521424"/><text:bookmark-start text:name="__DdeLink__138_1195175987"/>handleDialButtonPressed<text:bookmark-end text:name="__DdeLink__514_206521424"/><text:bookmark-end text:name="__DdeLink__138_1195175987"/>()<text:tab/><text:span text:style-name="T5">{</text:span><office:annotation><dc:creator>未知作者</dc:creator><dc:date>2019-05-05T17:39:23</dc:date><text:p text:style-name="P45"><text:span text:style-name="T19">同上</text:span></text:p></office:annotation></text:p>
      <text:p text:style-name="P7"><text:tab/>…</text:p>
      <text:p text:style-name="P8"><text:tab/><text:span text:style-name="T6">final Intent intent =</text:span></text:p>
      <text:p text:style-name="P8"><text:span text:style-name="T6"><text:tab/><text:tab/>n</text:span><text:bookmark-start text:name="__DdeLink__180_1195175987"/><text:span text:style-name="T6">ew CallIntentBuilder(number, CallInitiationType.Type.DIALPAD).build();</text:span><text:bookmark-end text:name="__DdeLink__180_1195175987"/></text:p>
      <text:p text:style-name="P5"><text:span text:style-name="T6"><text:s text:c="8"/><text:tab/>DialerUtils.startActivityWithErrorToast(getActivity(), intent);</text:span><text:line-break/><text:span text:style-name="T5">}</text:span></text:p>
      <text:p text:style-name="P5">目的：<text:tab/><text:span text:style-name="T4">在大多数情况下，按下拨号键时，会有一个数字区域的数字。 </text:span></text:p>
      <text:p text:style-name="P24"><text:tab/><text:tab/>将其打包在Intent中，作为单独的任务启动拨出呼叫广播并完成此活动。</text:p>
      <text:p text:style-name="P4"/>
      <text:p text:style-name="P33">3)&lt;CallIntentBuilder&gt;</text:p>
      <text:p text:style-name="P9"><text:bookmark-start text:name="__DdeLink__512_206521424"/>CallIntentBuilder<text:bookmark-end text:name="__DdeLink__512_206521424"/><text:span text:style-name="T8">(...)</text:span>.build()<office:annotation><dc:creator>未知作者</dc:creator><dc:date>2019-05-05T17:45:14</dc:date><text:p text:style-name="P45"><text:span text:style-name="T19">packages/apps/Dialer/java/com/android/dialer/callintent/CallIntentBuilder.java</text:span></text:p><text:p text:style-name="P45"><text:span text:style-name="T19"/></text:p></office:annotation></text:p>
      <text:p text:style-name="P3">目的：构造拨号请求Intent对象<text:span text:style-name="T3">（向下传递）</text:span></text:p>
      <text:p text:style-name="P1"><text:tab/>构造需要：</text:p>
      <text:p text:style-name="P1"><text:tab/>1.number</text:p>
      <text:p text:style-name="P2"><text:tab/>2.<text:span text:style-name="T1">CallInitiationType.Type.DIALPAD</text:span></text:p>
      <text:p text:style-name="P2"/>
      <text:p text:style-name="P33">4)&lt;DialerUtils&gt;</text:p>
      <text:p text:style-name="P29"><text:span text:style-name="T8">DialerUtils.</text:span><text:bookmark-start text:name="__DdeLink__152_1195175987"/><text:span text:style-name="T8">startActivityWithErrorToast</text:span><text:bookmark-end text:name="__DdeLink__152_1195175987"/><text:span text:style-name="T8">(getActivity(), intent);</text:span><text:span text:style-name="T8"><office:annotation><dc:creator>未知作者</dc:creator><dc:date>2019-05-05T17:39:53</dc:date><text:p><text:span text:style-name="T19">/packages/apps/Dialer/java/com/android/dialer/util/DialerUtils.java</text:span></text:p></office:annotation></text:span></text:p>
      <text:p text:style-name="P10">目的：继续执行拨号请求</text:p>
      <text:p text:style-name="P10"><text:tab/>构造需要：</text:p>
      <text:p text:style-name="P10"><text:tab/><text:span text:style-name="T2">1.当前活动上下文</text:span></text:p>
      <text:p text:style-name="P12"><text:tab/><text:span text:style-name="T2">2.Intent对象（向下传递）</text:span></text:p>
      <text:p text:style-name="P10"/>
      <text:p text:style-name="P34">5)&lt;DialerUtils&gt;</text:p>
      <text:p text:style-name="P20"><text:span text:style-name="T2">startActivityWithErrorToast(Context context, Intent intent)</text:span> <text:span text:style-name="T7"><office:annotation><dc:creator>未知作者</dc:creator><dc:date>2019-05-07T10:36:52</dc:date><text:p><text:span text:style-name="T20">同上</text:span></text:p></office:annotation></text:span></text:p>
      <text:p text:style-name="P21"><text:bookmark-start text:name="__DdeLink__166_1195175987"/><text:span text:style-name="T9">startActivityWithErrorToast</text:span><text:bookmark-end text:name="__DdeLink__166_1195175987"/><text:span text:style-name="T9">(final Context context, final Intent intent, int msgId){</text:span></text:p>
      <text:p text:style-name="P21"><text:tab/>...</text:p>
      <text:p text:style-name="P21"><text:tab/><text:span text:style-name="T10">placeCallOrMakeToast(context, intent);</text:span></text:p>
      <text:p text:style-name="P25">}</text:p>
      <text:p text:style-name="P19">目的：如果未找到活动，则尝试启动活动并显示带有提供的错误消息的Toast，而不是抛出异常。</text:p>
      <text:p text:style-name="P10"/>
      <text:p text:style-name="P10"/>
      <text:p text:style-name="P34">6)&lt;DialerUtils&gt;</text:p>
      <text:p text:style-name="P30">placeCallOrMakeToast<text:span text:style-name="T3">(Context context, Intent intent){</text:span><text:span text:style-name="T3"><office:annotation><dc:creator>未知作者</dc:creator><dc:date>2019-05-05T17:54:04</dc:date><text:p><text:span text:style-name="T20">同上</text:span></text:p></office:annotation></text:span></text:p>
      <text:p text:style-name="P22"><text:tab/>...</text:p>
      <text:p text:style-name="P22"><text:tab/>final boolean hasCallPermission = TelecomUtil.placeCall(context, intent);</text:p>
      <text:p text:style-name="P22">}</text:p>
      <text:p text:style-name="P14">目的：判断是否是经紧急拨号+继续执行拨号请求<text:span text:style-name="T16">(传递Intent)+</text:span>鉴权，</text:p>
      <text:p text:style-name="P11"><text:tab/>构造需要：</text:p>
      <text:p text:style-name="P11"><text:soft-page-break/><text:tab/><text:span text:style-name="T2">1.当前活动上下文</text:span></text:p>
      <text:p text:style-name="P11"><text:tab/><text:span text:style-name="T2">2.Intent对象</text:span></text:p>
      <text:p text:style-name="P14"/>
      <text:p text:style-name="P32"><text:span text:style-name="T11">7)</text:span><text:span text:style-name="T13"> TelecomUtil.java</text:span></text:p>
      <text:p text:style-name="P16">TelecomUtil.placeCall(context, intent)<text:span text:style-name="T11">{</text:span><office:annotation><dc:creator>未知作者</dc:creator><dc:date>2019-05-05T17:55:12</dc:date><text:p><text:span text:style-name="T20">packages/apps/Dialer/java/com/android/dialer/telecom/TelecomUtil.java</text:span></text:p></office:annotation></text:p>
      <text:p text:style-name="P15"><text:tab/>…</text:p>
      <text:p text:style-name="P15"><text:span text:style-name="T11"><text:tab/>getTelecomManager(context).placeCall(intent.getData(), intent.getExtras());</text:span><text:tab/></text:p>
      <text:p text:style-name="P23">}</text:p>
      <text:p text:style-name="P17">目的：第一个placeCall</text:p>
      <text:p text:style-name="P17"><text:tab/>鉴权<text:span text:style-name="T11">+TelecomUtil获取TelecomManager+尝试通过TelecomManager拨打电话。</text:span></text:p>
      <text:p text:style-name="P15"/>
      <text:p text:style-name="P15"/>
      <text:p text:style-name="P32"><text:span text:style-name="T15">8)</text:span><text:span text:style-name="T13">TelecomManager.java</text:span></text:p>
      <text:p text:style-name="P35"><text:bookmark-start text:name="__DdeLink__235_1471850783"/><text:span text:style-name="T15">placeCall</text:span><text:bookmark-end text:name="__DdeLink__235_1471850783"/><text:span text:style-name="T15">(Uri address, Bundle extras) {</text:span><text:span text:style-name="T15"><office:annotation><dc:creator>未知作者</dc:creator><dc:date>2019-05-07T13:29:56</dc:date><text:p text:style-name="P45"><text:span text:style-name="T19">frameworks/base/telecomm/java/android/telecom/TelecomManager.java</text:span></text:p></office:annotation></text:span></text:p>
      <text:p text:style-name="P41"><text:tab/>ITelecomService service = getTelecomService();</text:p>
      <text:p text:style-name="P27"><text:tab/>...</text:p>
      <text:p text:style-name="P41"><text:tab/>service.placeCall(address, extras == null ? new Bundle() : extras,</text:p>
      <text:p text:style-name="P28"><text:s text:c="24"/>mContext.getOpPackageName());</text:p>
      <text:p text:style-name="P26"><text:tab/>...</text:p>
      <text:p text:style-name="P42">}</text:p>
      <text:p text:style-name="P36">目的<text:span text:style-name="T16">：第二个placeCall</text:span></text:p>
      <text:p text:style-name="P43"><text:tab/>TelecomManager获取ITelecomService服务</text:p>
      <text:p text:style-name="P36"><text:tab/>并执行定义好的placecall</text:p>
      <text:p text:style-name="P39"><text:tab/>这里就 <text:span text:style-name="T18">跨进程 </text:span>走到了<text:span text:style-name="T16">ITelecomService中。</text:span></text:p>
      <text:p text:style-name="P26"/>
      <text:p text:style-name="P26"/>
      <text:p text:style-name="P28">&lt;间章&gt;</text:p>
      <text:p text:style-name="P37">1.TelecomManager对象，一个进程只有一个，但Android系统能有很多，因为是多进程。</text:p>
      <text:p text:style-name="P37">2. <text:bookmark-start text:name="__DdeLink__537_206521424"/><text:span text:style-name="T15">ITelecomService.</text:span>aidl<text:bookmark-end text:name="__DdeLink__537_206521424"/><office:annotation><dc:creator>未知作者</dc:creator><dc:date>2019-05-07T14:01:40</dc:date><text:p text:style-name="P45"><text:span text:style-name="T19">frameworks/base/telecomm/java/com/android/internal/telecom/ITelecomService.aidl</text:span></text:p></office:annotation></text:p>
      <text:p text:style-name="P38">3.实现在TelecomServiceImpl.java：<office:annotation><dc:creator>未知作者</dc:creator><dc:date>2019-05-07T14:05:33</dc:date><text:p text:style-name="P45"><text:span text:style-name="T19">packages/services/Telecomm/src/com/android/server/telecom/TelecomServiceImpl.java</text:span></text:p></office:annotation></text:p>
      <text:p text:style-name="P18"/>
      <text:p text:style-name="P15">总结<text:span text:style-name="T11">：</text:span></text:p>
      <text:p text:style-name="P23">（1<text:span text:style-name="T12">）</text:span><text:span text:style-name="T14">DialpadFragment</text:span><text:span text:style-name="T12"> 提供用户拨号的交互界面</text:span></text:p>
      <text:p text:style-name="P23">（2）CallIntentBuilder 创建拨号请求的intent对象</text:p>
      <text:p text:style-name="P38">&lt;&gt;传递Intent对象</text:p>
      <text:p text:style-name="P23">（3）TelecomManager 继续传递拨号请求的Intent对象<text:span text:style-name="T17">。</text:span></text:p>
      <text:p text:style-name="P38">（4）获取 <text:span text:style-name="T15">ITelecomService服务</text:span>，并执行placeCall功能。</text:p>
      <text:p text:style-name="Standard">&lt;&gt;第一次跨进程的服务调用</text:p>
      <text:p text:style-name="Standard"/>
      <text:p text:style-name="Standard"/>
      <text:p text:style-name="P44">第一个代码库：packages/apps/Dialer<text:tab/><text:tab/><text:tab/>——拨号盘应用</text:p>
      <text:p text:style-name="P44">第二个代码库：packages/services/Telecomm<text:tab/><text:tab/>——Telecom应用</text:p>
      <text:p text:style-name="P44">当前涉及两个代码库</text:p>
      <text:p text:style-name="P44"/>
      <text:p text:style-name="P44">跨进程通讯AIDL——获取系统服务</text:p>
      <text:p text:style-name="P44">frameworks/base/telecomm/java/com/android/internal/telecom/ItelecomService.aidl</text:p>
      <text:p text:style-name="P44">packages/services/Telecomm/src/com/android/server/telecom/TelecomServiceImpl.java</text:p>
      <text:p text:style-name="P44"/>
      <text:p text:style-name="P44">本节 的跨进程体现在，通过TelecomManager获取系统服务TelecomService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6:19:55.382114268</meta:creation-date>
    <dc:date>2019-05-08T17:35:39.597200209</dc:date>
    <meta:editing-duration>PT8H37M16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80" meta:word-count="599" meta:character-count="2229" meta:non-whitespace-character-count="2089"/>
  </office:meta>
</office:document-meta>
</file>